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 Narrow" svg:font-family="'Aptos Narrow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4.891cm" fo:margin-left="-0.053cm" fo:margin-top="0cm" fo:margin-bottom="0cm" table:align="left" style:writing-mode="page"/>
    </style:style>
    <style:style style:name="Tabla1.A" style:family="table-column">
      <style:table-column-properties style:column-width="2.312cm"/>
    </style:style>
    <style:style style:name="Tabla1.B" style:family="table-column">
      <style:table-column-properties style:column-width="4.082cm"/>
    </style:style>
    <style:style style:name="Tabla1.C" style:family="table-column">
      <style:table-column-properties style:column-width="4.112cm"/>
    </style:style>
    <style:style style:name="Tabla1.D" style:family="table-column">
      <style:table-column-properties style:column-width="4.385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1.B1" style:family="table-cell">
      <style:table-cell-properties style:vertical-align="" fo:padding-left="0.053cm" fo:padding-right="0.053cm" fo:padding-top="0cm" fo:padding-bottom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9cm" style:rel-column-width="9361*"/>
    </style:style>
    <style:style style:name="Tabla2.B" style:family="table-column">
      <style:table-column-properties style:column-width="2.429cm" style:rel-column-width="9362*"/>
    </style:style>
    <style:style style:name="Tabla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2b299" officeooo:paragraph-rsid="0002b29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b299" officeooo:paragraph-rsid="0002b299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b299" officeooo:paragraph-rsid="000e7a0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2b299" officeooo:paragraph-rsid="0002b29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b299" officeooo:paragraph-rsid="0002b29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dc3" officeooo:paragraph-rsid="00042d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c645" officeooo:paragraph-rsid="000ec6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5568" officeooo:paragraph-rsid="000f556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4e8" officeooo:paragraph-rsid="000fe4e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75f15"/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4d098" officeooo:paragraph-rsid="000e7a0e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02b299"/>
    </style:style>
    <style:style style:name="P14" style:family="paragraph" style:parent-style-name="Standard">
      <style:paragraph-properties fo:text-align="end" style:justify-single-word="false">
        <style:tab-stops/>
      </style:paragraph-properties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dc3" officeooo:paragraph-rsid="00042dc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625b" officeooo:paragraph-rsid="0011625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d405" officeooo:paragraph-rsid="0013d405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officeooo:paragraph-rsid="00146676"/>
    </style:style>
    <style:style style:name="P20" style:family="paragraph" style:parent-style-name="Table_20_Contents">
      <style:paragraph-properties fo:text-align="start" style:justify-single-word="false"/>
      <style:text-properties officeooo:paragraph-rsid="001832df"/>
    </style:style>
    <style:style style:name="P2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11625b" officeooo:paragraph-rsid="0011625b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128767" officeooo:paragraph-rsid="00128767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128767" officeooo:paragraph-rsid="0015c1b4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128767" officeooo:paragraph-rsid="001832df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bold" officeooo:rsid="0011625b" officeooo:paragraph-rsid="0011625b" style:font-size-asian="10.5pt" style:font-weight-asian="bold" style:font-size-complex="12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28767" style:font-size-asian="10.5pt" style:font-size-complex="12pt"/>
    </style:style>
    <style:style style:name="T3" style:family="text">
      <style:text-properties fo:font-size="12pt" style:text-underline-style="none" fo:font-weight="normal" officeooo:rsid="00075f15" style:font-size-asian="10.5pt" style:font-weight-asian="normal" style:font-size-complex="12pt" style:font-weight-complex="normal"/>
    </style:style>
    <style:style style:name="T4" style:family="text">
      <style:text-properties officeooo:rsid="00075f15"/>
    </style:style>
    <style:style style:name="T5" style:family="text">
      <style:text-properties officeooo:rsid="000ec645"/>
    </style:style>
    <style:style style:name="T6" style:family="text">
      <style:text-properties fo:font-size="24pt" style:text-underline-style="solid" style:text-underline-width="auto" style:text-underline-color="font-color" fo:font-weight="bold" officeooo:rsid="0002b299" style:font-size-asian="21pt" style:font-weight-asian="bold" style:font-size-complex="24pt" style:font-weight-complex="bold"/>
    </style:style>
    <style:style style:name="T7" style:family="text">
      <style:text-properties fo:font-size="24pt" style:text-underline-style="solid" style:text-underline-width="auto" style:text-underline-color="font-color" fo:font-weight="bold" officeooo:rsid="000ec645" style:font-size-asian="21pt" style:font-weight-asian="bold" style:font-size-complex="24pt" style:font-weight-complex="bold"/>
    </style:style>
    <style:style style:name="T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officeooo:rsid="000f556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28767"/>
    </style:style>
    <style:style style:name="T12" style:family="text">
      <style:text-properties officeooo:rsid="001d31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6">T</text:span><text:span text:style-name="T7">RABAJO</text:span><text:span text:style-name="T6"> </text:span><text:span text:style-name="T7">PRACTICO</text:span><text:span text:style-name="T6"> </text:span><text:span text:style-name="T7">N</text:span><text:span text:style-name="T6">º</text:span><text:span text:style-name="T7">4</text:span><text:span text:style-name="T6"> </text:span><text:span text:style-name="T7">DE</text:span><text:span text:style-name="T6"> B</text:span><text:span text:style-name="T7">IG</text:span><text:span text:style-name="T6"> </text:span><text:span text:style-name="T7">DATA</text:span><text:span text:style-name="T6"> <text:s/></text:span><text:span text:style-name="T8">SOBRE MÉTODOS SUPERVISADOS: REGRESIÓN &amp; CLASIFICACIÓN USANDO LA EHP</text:span></text:p>
      <text:p text:style-name="P1"/>
      <text:p text:style-name="P1"/>
      <text:p text:style-name="P3">--------------------------------------------------------------------------------------------------------</text:p>
      <text:p text:style-name="P2">Integrantes:<text:span text:style-name="T1"> Tomas Rodríguez Heredia,Diego Exequiel Coria, Rocco Pimenta</text:span></text:p>
      <text:p text:style-name="P5">Fecha de entrega: Marte<text:span text:style-name="T5">s</text:span> <text:span text:style-name="T5">2</text:span> de <text:span text:style-name="T5">junio</text:span></text:p>
      <text:p text:style-name="P10"><text:span text:style-name="T3">Profesora: </text:span>R<text:span text:style-name="T4">omero</text:span> N<text:span text:style-name="T4">oelia</text:span> </text:p>
      <text:p text:style-name="P2"><text:span text:style-name="T1"/></text:p>
      <text:p text:style-name="P2"><text:span text:style-name="T1"/></text:p>
      <text:p text:style-name="P4">Introducción:</text:p>
      <text:p text:style-name="P7">En este cuarto trabajo estuvimos viendo los distintos metodos supervisados, usamos regresion, logic, vecinos cercanos, matrices de confusion y curvas ROC. Los aplicamos con los datos de la EPH que ya trabajamos en anteriores <text:span text:style-name="T9">instancias. En particular vamos a estar tratando mucho con lo referente a “ESTADO” que dice ocupados y desocupados.</text:span></text:p>
      <text:p text:style-name="P12">Parte 1:-----------------------------------------------------------------------</text:p>
      <text:p text:style-name="P6">1)</text:p>
      <text:p text:style-name="P8">Siguiendo la consigna de este primer punto usamos nuestro datos para dividir ocupados y desocupados y tambien si respondieron o no respondieron a la EPH. Luego dividmos nuestra base con test_split teniendo una difrecia entre 70% de entrenamiento y 30% de prueba.</text:p>
      <text:p text:style-name="P9">Con todo esto podemos hacer la tabla de medias.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1"/>
          </table:table-cell>
          <table:table-cell table:style-name="Tabla1.B1" office:value-type="string">
            <text:p text:style-name="P15">Media del Entrenamiento</text:p>
          </table:table-cell>
          <table:table-cell table:style-name="Tabla1.B1" office:value-type="string">
            <text:p text:style-name="P15">Media de la Prueba</text:p>
          </table:table-cell>
          <table:table-cell table:style-name="Tabla1.B1" office:value-type="string">
            <text:p text:style-name="P15">Diferencia</text:p>
          </table:table-cell>
        </table:table-row>
        <table:table-row table:style-name="Tabla1.1">
          <table:table-cell table:style-name="Tabla1.B1" office:value-type="string">
            <text:p text:style-name="P15">CH04</text:p>
          </table:table-cell>
          <table:table-cell table:style-name="Tabla1.A1" office:value-type="string">
            <text:p text:style-name="P14">1,44</text:p>
          </table:table-cell>
          <table:table-cell table:style-name="Tabla1.A1" office:value-type="string">
            <text:p text:style-name="P14">1,4</text:p>
          </table:table-cell>
          <table:table-cell table:style-name="Tabla1.A1" office:value-type="string">
            <text:p text:style-name="P14">-0,04</text:p>
          </table:table-cell>
        </table:table-row>
        <table:table-row table:style-name="Tabla1.1">
          <table:table-cell table:style-name="Tabla1.B1" office:value-type="string">
            <text:p text:style-name="P15">CH06</text:p>
          </table:table-cell>
          <table:table-cell table:style-name="Tabla1.A1" office:value-type="string">
            <text:p text:style-name="P14">39,71</text:p>
          </table:table-cell>
          <table:table-cell table:style-name="Tabla1.A1" office:value-type="string">
            <text:p text:style-name="P14">39,9</text:p>
          </table:table-cell>
          <table:table-cell table:style-name="Tabla1.A1" office:value-type="string">
            <text:p text:style-name="P14">0,189999999999998</text:p>
          </table:table-cell>
        </table:table-row>
        <table:table-row table:style-name="Tabla1.1">
          <table:table-cell table:style-name="Tabla1.B1" office:value-type="string">
            <text:p text:style-name="P15">CH07</text:p>
          </table:table-cell>
          <table:table-cell table:style-name="Tabla1.A1" office:value-type="string">
            <text:p text:style-name="P14">2,89</text:p>
          </table:table-cell>
          <table:table-cell table:style-name="Tabla1.A1" office:value-type="string">
            <text:p text:style-name="P14">2,9</text:p>
          </table:table-cell>
          <table:table-cell table:style-name="Tabla1.A1" office:value-type="string">
            <text:p text:style-name="P14">0,00999999999999979</text:p>
          </table:table-cell>
        </table:table-row>
        <table:table-row table:style-name="Tabla1.1">
          <table:table-cell table:style-name="Tabla1.B1" office:value-type="string">
            <text:p text:style-name="P15">CH09</text:p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0</text:p>
          </table:table-cell>
        </table:table-row>
        <table:table-row table:style-name="Tabla1.1">
          <table:table-cell table:style-name="Tabla1.B1" office:value-type="string">
            <text:p text:style-name="P15">CH12</text:p>
          </table:table-cell>
          <table:table-cell table:style-name="Tabla1.A1" office:value-type="string">
            <text:p text:style-name="P14">12,84</text:p>
          </table:table-cell>
          <table:table-cell table:style-name="Tabla1.A1" office:value-type="string">
            <text:p text:style-name="P14">12,77</text:p>
          </table:table-cell>
          <table:table-cell table:style-name="Tabla1.A1" office:value-type="string">
            <text:p text:style-name="P14">-0,0700000000000003</text:p>
          </table:table-cell>
        </table:table-row>
        <table:table-row table:style-name="Tabla1.1">
          <table:table-cell table:style-name="Tabla1.B1" office:value-type="string">
            <text:p text:style-name="P15">CH13</text:p>
          </table:table-cell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4">0</text:p>
          </table:table-cell>
        </table:table-row>
        <table:table-row table:style-name="Tabla1.1">
          <table:table-cell table:style-name="Tabla1.B1" office:value-type="string">
            <text:p text:style-name="P15">CH14</text:p>
          </table:table-cell>
          <table:table-cell table:style-name="Tabla1.A1" office:value-type="string">
            <text:p text:style-name="P14">1,53</text:p>
          </table:table-cell>
          <table:table-cell table:style-name="Tabla1.A1" office:value-type="string">
            <text:p text:style-name="P14">1,37</text:p>
          </table:table-cell>
          <table:table-cell table:style-name="Tabla1.A1" office:value-type="string">
            <text:p text:style-name="P14">-0,16</text:p>
          </table:table-cell>
        </table:table-row>
        <table:table-row table:style-name="Tabla1.1">
          <table:table-cell table:style-name="Tabla1.B1" office:value-type="string">
            <text:p text:style-name="P15">ESTADO</text:p>
          </table:table-cell>
          <table:table-cell table:style-name="Tabla1.A1" office:value-type="string">
            <text:p text:style-name="P14">1,07</text:p>
          </table:table-cell>
          <table:table-cell table:style-name="Tabla1.A1" office:value-type="string">
            <text:p text:style-name="P14">1,06</text:p>
          </table:table-cell>
          <table:table-cell table:style-name="Tabla1.A1" office:value-type="string">
            <text:p text:style-name="P14">-0,01</text:p>
          </table:table-cell>
        </table:table-row>
        <table:table-row table:style-name="Tabla1.1">
          <table:table-cell table:style-name="Tabla1.B1" office:value-type="string">
            <text:p text:style-name="P15">PP3E_TOT</text:p>
          </table:table-cell>
          <table:table-cell table:style-name="Tabla1.A1" office:value-type="string">
            <text:p text:style-name="P14">32,57</text:p>
          </table:table-cell>
          <table:table-cell table:style-name="Tabla1.A1" office:value-type="string">
            <text:p text:style-name="P14">34,74</text:p>
          </table:table-cell>
          <table:table-cell table:style-name="Tabla1.A1" office:value-type="string">
            <text:p text:style-name="P14">2,17</text:p>
          </table:table-cell>
        </table:table-row>
        <table:table-row table:style-name="Tabla1.1">
          <table:table-cell table:style-name="Tabla1.B1" office:value-type="string">
            <text:p text:style-name="P15">PP3F_TOT</text:p>
          </table:table-cell>
          <table:table-cell table:style-name="Tabla1.A1" office:value-type="string">
            <text:p text:style-name="P14">1,13</text:p>
          </table:table-cell>
          <table:table-cell table:style-name="Tabla1.A1" office:value-type="string">
            <text:p text:style-name="P14">1,2</text:p>
          </table:table-cell>
          <table:table-cell table:style-name="Tabla1.A1" office:value-type="string">
            <text:p text:style-name="P14">0,0700000000000001</text:p>
          </table:table-cell>
        </table:table-row>
        <table:table-row table:style-name="Tabla1.1">
          <table:table-cell table:style-name="Tabla1.B1" office:value-type="string">
            <text:p text:style-name="P15">P21</text:p>
          </table:table-cell>
          <table:table-cell table:style-name="Tabla1.A1" office:value-type="string">
            <text:p text:style-name="P14">142674,09</text:p>
          </table:table-cell>
          <table:table-cell table:style-name="Tabla1.A1" office:value-type="string">
            <text:p text:style-name="P14">152238,36</text:p>
          </table:table-cell>
          <table:table-cell table:style-name="Tabla1.A1" office:value-type="string">
            <text:p text:style-name="P14">9564,26999999999</text:p>
          </table:table-cell>
        </table:table-row>
      </table:table>
      <text:p text:style-name="Standard"/>
      <text:p text:style-name="P9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2)</text:p>
      <text:p text:style-name="P18">En este punto nos pide que con nuestra base de entrenamiento encontremos los coficientes y la variacion standar de las variables que estuvimos construyendo en los otros trabajos, teniendo de variable dependiente Salario_semanal:</text:p>
      <text:p text:style-name="P18"/>
      <text:p text:style-name="P18">CH06=Edad</text:p>
      <text:p text:style-name="P18">Estado+CH06= edad2</text:p>
      <text:p text:style-name="P18">CH12+CH13+CH14=educ</text:p>
      <text:p text:style-name="P18">2=mujer</text:p>
      <text:p text:style-name="P18">CH07=estado civil</text:p>
      <text:p text:style-name="P18">CH09=alfabeto</text:p>
      <text:p text:style-name="P18"/>
      <text:p text:style-name="P18"/>
      <table:table table:name="Tabla2" table:style-name="Tabla2">
        <table:table-column table:style-name="Tabla2.A"/>
        <table:table-column table:style-name="Tabla2.B" table:number-columns-repeated="5"/>
        <table:table-column table:style-name="Tabla2.A"/>
        <table:table-row>
          <table:table-cell table:style-name="Tabla2.A1" office:value-type="string">
            <text:p text:style-name="P23">Var.Dep:</text:p>
            <text:p text:style-name="P23">Salario_semanal</text:p>
          </table:table-cell>
          <table:table-cell table:style-name="Tabla2.A1" office:value-type="string">
            <text:p text:style-name="P23">Modelo 1</text:p>
          </table:table-cell>
          <table:table-cell table:style-name="Tabla2.A1" office:value-type="string">
            <text:p text:style-name="P23">Modelo 2</text:p>
          </table:table-cell>
          <table:table-cell table:style-name="Tabla2.A1" office:value-type="string">
            <text:p text:style-name="P23">Modelo 3</text:p>
          </table:table-cell>
          <table:table-cell table:style-name="Tabla2.A1" office:value-type="string">
            <text:p text:style-name="P23">Modelo 4</text:p>
          </table:table-cell>
          <table:table-cell table:style-name="Tabla2.A1" office:value-type="string">
            <text:p text:style-name="P23">Modelo 5</text:p>
          </table:table-cell>
          <table:table-cell table:style-name="Tabla2.A1" office:value-type="string">
            <text:p text:style-name="P24">Modelo 6</text:p>
          </table:table-cell>
        </table:table-row>
        <table:table-row>
          <table:table-cell table:style-name="Tabla2.A1" office:value-type="string">
            <text:p text:style-name="P23">Variables</text:p>
          </table:table-cell>
          <table:table-cell table:style-name="Tabla2.A1" office:value-type="string">
            <text:p text:style-name="P23">(1)</text:p>
          </table:table-cell>
          <table:table-cell table:style-name="Tabla2.A1" office:value-type="string">
            <text:p text:style-name="P23">(2)</text:p>
          </table:table-cell>
          <table:table-cell table:style-name="Tabla2.A1" office:value-type="string">
            <text:p text:style-name="P23">(3)</text:p>
          </table:table-cell>
          <table:table-cell table:style-name="Tabla2.A1" office:value-type="string">
            <text:p text:style-name="P23">(4)</text:p>
          </table:table-cell>
          <table:table-cell table:style-name="Tabla2.A1" office:value-type="string">
            <text:p text:style-name="P23">(5)</text:p>
          </table:table-cell>
          <table:table-cell table:style-name="Tabla2.A1" office:value-type="string">
            <text:p text:style-name="P24">(6)</text:p>
          </table:table-cell>
        </table:table-row>
        <table:table-row>
          <table:table-cell table:style-name="Tabla2.A1" office:value-type="string">
            <text:p text:style-name="P23">Edad</text:p>
          </table:table-cell>
          <table:table-cell table:style-name="Tabla2.A1" office:value-type="string">
            <text:p text:style-name="P26">Coef: </text:p>
            <text:p text:style-name="P26">5686.73<text:span text:style-name="T12">1</text:span></text:p>
            <text:p text:style-name="P20"><text:span text:style-name="T2">Std: </text:span></text:p>
            <text:p text:style-name="P20">1964.62 </text:p>
            <text:p text:style-name="P24"/>
          </table:table-cell>
          <table:table-cell table:style-name="Tabla2.A1" office:value-type="string">
            <text:p text:style-name="P20"><text:span text:style-name="T2">Coef:</text:span></text:p>
            <text:p text:style-name="P20">815.25<text:span text:style-name="T12">3</text:span> </text:p>
            <text:p text:style-name="P20"><text:span text:style-name="T2">Std:</text:span></text:p>
            <text:p text:style-name="P20">975.3<text:span text:style-name="T11">0</text:span> </text:p>
          </table:table-cell>
          <table:table-cell table:style-name="Tabla2.A1" office:value-type="string">
            <text:p text:style-name="P24">Coef: </text:p>
            <text:p text:style-name="P24">1187.12<text:span text:style-name="T12">3</text:span> </text:p>
            <text:p text:style-name="P24">Std:</text:p>
            <text:p text:style-name="P24">985.90 </text:p>
          </table:table-cell>
          <table:table-cell table:style-name="Tabla2.A1" office:value-type="string">
            <text:p text:style-name="P24">Coef: </text:p>
            <text:p text:style-name="P24">1261.63<text:span text:style-name="T12">4</text:span> </text:p>
            <text:p text:style-name="P24">Std:</text:p>
            <text:p text:style-name="P24">984.367 </text:p>
          </table:table-cell>
          <table:table-cell table:style-name="Tabla2.A1" office:value-type="string">
            <text:p text:style-name="P24">Coef: </text:p>
            <text:p text:style-name="P24">867.83<text:span text:style-name="T12">8</text:span></text:p>
            <text:p text:style-name="P24">Std:</text:p>
            <text:p text:style-name="P24">1030.26</text:p>
          </table:table-cell>
          <table:table-cell table:style-name="Tabla2.A1" office:value-type="string">
            <text:p text:style-name="P24">Coef: </text:p>
            <text:p text:style-name="P24">970.19<text:span text:style-name="T12">2</text:span> </text:p>
            <text:p text:style-name="P24">Std:</text:p>
            <text:p text:style-name="P24">1036.54 </text:p>
          </table:table-cell>
        </table:table-row>
        <table:table-row>
          <table:table-cell table:style-name="Tabla2.A1" office:value-type="string">
            <text:p text:style-name="P23">Edad2</text:p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19"><text:span text:style-name="T2">Coef: <text:s text:c="2"/></text:span></text:p>
            <text:p text:style-name="P19">-1.97e+05 </text:p>
            <text:p text:style-name="P24">Std:</text:p>
            <text:p text:style-name="P24">5.82e+04 </text:p>
          </table:table-cell>
          <table:table-cell table:style-name="Tabla2.A1" office:value-type="string">
            <text:p text:style-name="P24">Coef: </text:p>
            <text:p text:style-name="P24">-1.65e+05 </text:p>
            <text:p text:style-name="P24">Std:</text:p>
            <text:p text:style-name="P24">5.95e+04 </text:p>
          </table:table-cell>
          <table:table-cell table:style-name="Tabla2.A1" office:value-type="string">
            <text:p text:style-name="P24">Coef: </text:p>
            <text:p text:style-name="P24">-1.50e+05 </text:p>
            <text:p text:style-name="P24">Std:</text:p>
            <text:p text:style-name="P24">5.96e+04 </text:p>
          </table:table-cell>
          <table:table-cell table:style-name="Tabla2.A1" office:value-type="string">
            <text:p text:style-name="P24">Coef: </text:p>
            <text:p text:style-name="P24">-1.42e+05 </text:p>
            <text:p text:style-name="P24">Std:</text:p>
            <text:p text:style-name="P24">6.00e+04 </text:p>
          </table:table-cell>
          <table:table-cell table:style-name="Tabla2.A1" office:value-type="string">
            <text:p text:style-name="P24">Coef: </text:p>
            <text:p text:style-name="P24">-1.61e+05 </text:p>
            <text:p text:style-name="P24">Std:</text:p>
            <text:p text:style-name="P24">6.37e+04 </text:p>
          </table:table-cell>
        </table:table-row>
        <table:table-row>
          <table:table-cell table:style-name="Tabla2.A1" office:value-type="string">
            <text:p text:style-name="P23">Educ</text:p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5">Coef:</text:p>
            <text:p text:style-name="P25">1.41e+04 <text:s/></text:p>
            <text:p text:style-name="P24">Std:</text:p>
            <text:p text:style-name="P24">9.82e+03 </text:p>
          </table:table-cell>
          <table:table-cell table:style-name="Tabla2.A1" office:value-type="string">
            <text:p text:style-name="P24">Coef: </text:p>
            <text:p text:style-name="P24">1.75e+04 </text:p>
            <text:p text:style-name="P24">Std:</text:p>
            <text:p text:style-name="P24">9.92e+03 </text:p>
          </table:table-cell>
          <table:table-cell table:style-name="Tabla2.A1" office:value-type="string">
            <text:p text:style-name="P24">Coef: </text:p>
            <text:p text:style-name="P24">1.77e+04 </text:p>
            <text:p text:style-name="P24">Std:</text:p>
            <text:p text:style-name="P24">9.92e+03 </text:p>
          </table:table-cell>
          <table:table-cell table:style-name="Tabla2.A1" office:value-type="string">
            <text:p text:style-name="P24">Coef: </text:p>
            <text:p text:style-name="P24">1.88e+04 </text:p>
            <text:p text:style-name="P24">Std:</text:p>
            <text:p text:style-name="P24">1.00e+04 </text:p>
          </table:table-cell>
        </table:table-row>
        <table:table-row>
          <table:table-cell table:style-name="Tabla2.A1" office:value-type="string">
            <text:p text:style-name="P23">Mujer</text:p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4">Coef: </text:p>
            <text:p text:style-name="P24">-1.708e+05 </text:p>
            <text:p text:style-name="P24">Std:</text:p>
            <text:p text:style-name="P24">5.3e+04 </text:p>
          </table:table-cell>
          <table:table-cell table:style-name="Tabla2.A1" office:value-type="string">
            <text:p text:style-name="P24">Coef: </text:p>
            <text:p text:style-name="P24">-1.685e+05 </text:p>
            <text:p text:style-name="P24">Std:</text:p>
            <text:p text:style-name="P24">5.3e+04 </text:p>
          </table:table-cell>
          <table:table-cell table:style-name="Tabla2.A1" office:value-type="string">
            <text:p text:style-name="P24">Coef: </text:p>
            <text:p text:style-name="P24">-1.704e+05 </text:p>
            <text:p text:style-name="P24">Std:</text:p>
            <text:p text:style-name="P24">5.3e+04 </text:p>
          </table:table-cell>
        </table:table-row>
        <table:table-row>
          <table:table-cell table:style-name="Tabla2.A1" office:value-type="string">
            <text:p text:style-name="P23">Estado civil</text:p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4">Coef: </text:p>
            <text:p text:style-name="P24">-2.225e+04 </text:p>
            <text:p text:style-name="P24"/>
            <text:p text:style-name="P24">Std:</text:p>
            <text:p text:style-name="P24">1.72e+04 </text:p>
          </table:table-cell>
          <table:table-cell table:style-name="Tabla2.A1" office:value-type="string">
            <text:p text:style-name="P26">Coef:</text:p>
            <text:p text:style-name="P26">-2.238e+04 </text:p>
            <text:p text:style-name="P26"><text:s/></text:p>
            <text:p text:style-name="P24">Std:</text:p>
            <text:p text:style-name="P24">1.72e+04 </text:p>
          </table:table-cell>
        </table:table-row>
        <table:table-row>
          <table:table-cell table:style-name="Tabla2.A1" office:value-type="string">
            <text:p text:style-name="P23">Alfabeto</text:p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>Coef: </text:p>
            <text:p text:style-name="P24">2.11e+05 </text:p>
            <text:p text:style-name="P24"/>
            <text:p text:style-name="P24">Std:</text:p>
            <text:p text:style-name="P24">2.34e+05 </text:p>
          </table:table-cell>
        </table:table-row>
        <table:table-row>
          <table:table-cell table:style-name="Tabla2.A1" office:value-type="string">
            <text:p text:style-name="P27">N<text:span text:style-name="T10"> (observaciones)</text:span></text:p>
            <text:p text:style-name="P27"><text:span text:style-name="T10">R2</text:span></text:p>
          </table:table-cell>
          <table:table-cell table:style-name="Tabla2.A1" office:value-type="string">
            <text:p text:style-name="P22">2567 </text:p>
          </table:table-cell>
          <table:table-cell table:style-name="Tabla2.A1" office:value-type="string">
            <text:p text:style-name="P22">2567 </text:p>
          </table:table-cell>
          <table:table-cell table:style-name="Tabla2.A1" office:value-type="string">
            <text:p text:style-name="P22">2567 </text:p>
          </table:table-cell>
          <table:table-cell table:style-name="Tabla2.A1" office:value-type="string">
            <text:p text:style-name="P22">2567 </text:p>
          </table:table-cell>
          <table:table-cell table:style-name="Tabla2.A1" office:value-type="string">
            <text:p text:style-name="P22">2567 </text:p>
          </table:table-cell>
          <table:table-cell table:style-name="Tabla2.A1" office:value-type="string">
            <text:p text:style-name="P22">2567 </text:p>
          </table:table-cell>
        </table:table-row>
      </table:table>
      <text:p text:style-name="P17"/>
      <text:p text:style-name="P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 Narrow" svg:font-family="'Aptos Narrow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1:33:55.684000000</meta:creation-date>
    <dc:date>2025-05-27T15:44:41.208000000</dc:date>
    <meta:editing-duration>PT7H48M56S</meta:editing-duration>
    <meta:editing-cycles>23</meta:editing-cycles>
    <meta:generator>LibreOffice/7.6.5.2$Windows_X86_64 LibreOffice_project/38d5f62f85355c192ef5f1dd47c5c0c0c6d6598b</meta:generator>
    <meta:document-statistic meta:table-count="2" meta:image-count="0" meta:object-count="0" meta:page-count="2" meta:paragraph-count="181" meta:word-count="356" meta:character-count="2494" meta:non-whitespace-character-count="2221"/>
  </office:meta>
</office:document-meta>
</file>